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976" officeooo:paragraph-rsid="00014976"/>
    </style:style>
    <style:style style:name="P2" style:family="paragraph" style:parent-style-name="Standard">
      <style:text-properties officeooo:paragraph-rsid="00014976"/>
    </style:style>
    <style:style style:name="P3" style:family="paragraph" style:parent-style-name="Standard">
      <style:text-properties officeooo:rsid="000307e7" officeooo:paragraph-rsid="000307e7"/>
    </style:style>
    <style:style style:name="P4" style:family="paragraph" style:parent-style-name="Standard">
      <style:text-properties officeooo:rsid="000592e2" officeooo:paragraph-rsid="000592e2"/>
    </style:style>
    <style:style style:name="P5" style:family="paragraph" style:parent-style-name="Standard">
      <style:text-properties officeooo:rsid="000824d8" officeooo:paragraph-rsid="000824d8"/>
    </style:style>
    <style:style style:name="P6" style:family="paragraph" style:parent-style-name="Standard">
      <style:text-properties officeooo:rsid="000307e7" officeooo:paragraph-rsid="000307e7"/>
    </style:style>
    <style:style style:name="P7" style:family="paragraph" style:parent-style-name="Standard">
      <style:text-properties officeooo:rsid="00014976" officeooo:paragraph-rsid="00014976"/>
    </style:style>
    <style:style style:name="P8" style:family="paragraph" style:parent-style-name="Standard">
      <style:text-properties officeooo:rsid="00095cc5" officeooo:paragraph-rsid="00095cc5"/>
    </style:style>
    <style:style style:name="T1" style:family="text">
      <style:text-properties officeooo:rsid="000149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4976" style:font-weight-asian="bold" style:font-weight-complex="bold"/>
    </style:style>
    <style:style style:name="T4" style:family="text">
      <style:text-properties officeooo:rsid="000307e7"/>
    </style:style>
    <style:style style:name="T5" style:family="text">
      <style:text-properties officeooo:rsid="000592e2"/>
    </style:style>
    <style:style style:name="T6" style:family="text">
      <style:text-properties officeooo:rsid="00082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</text:p>
      <text:p text:style-name="P1">introduzione</text:p>
      <text:p text:style-name="P1"/>
      <text:p text:style-name="P2"><text:span text:style-name="T1">Php(</text:span><text:span text:style-name="T3">P</text:span><text:span text:style-name="T1">hp </text:span><text:span text:style-name="T3">H</text:span><text:span text:style-name="T1">ypertext </text:span><text:span text:style-name="T3">P</text:span><text:span text:style-name="T1">rocessor) e’ un linguaggio di programmazione che si occupa principalmente dello sviluppo lato server, Php infatti serve per elaborare dati compiere calcoli ecc, e vive dentro ad un server.<text:line-break/>Php nasce nel 1994 da Rasmus Lerdorf </text:span></text:p>
      <text:p text:style-name="P1"/>
      <text:p text:style-name="P1">Struttura Sincrona </text:p>
      <text:p text:style-name="P1"/>
      <text:p text:style-name="P1">A differenza di node, Php ha qualche hanno ormai, ma nonostante questo Php e’ ancora uno dei linguaggi piu’ usati nel web, ed il piu’ utilizzato <text:s/>fra i linguaggi lato server. Php nonstante non sia cosi’ veloce come node, e’ un linguaggio molto solido e rodato capace di elaborare una grande quantita’ di informazioni</text:p>
      <text:p text:style-name="P1">a differenza di node Php esegue le istruzioni una per volta, rendendo il processo di elaborazione piuttosto lungo</text:p>
      <text:p text:style-name="P1"/>
      <text:p text:style-name="P1">Relazioni</text:p>
      <text:p text:style-name="P1"/>
      <text:p text:style-name="P1">Php essendo soprattutto usato per lo sviluppo lato server si relazione o com unque viene usato insieme ad HTML e CSS, oltre ai linguaggi <text:span text:style-name="T4">S</text:span> per interpretare i databases</text:p>
      <text:p text:style-name="P1"/>
      <text:p text:style-name="P1">Xampp</text:p>
      <text:p text:style-name="P1"/>
      <text:p text:style-name="P1">Php necessita di lavorare su un server per questo molti in fase di sviluppo usano xampp, <text:span text:style-name="T4">una piattaforma che permette di usufruire di un server e di varie altre tecnologie, tra cui Phpmyadmin che permette di usare i database.</text:span></text:p>
      <text:p text:style-name="P3">Ecco un video molto completo che mostra <text:s/><text:span text:style-name="T6">passo per passo </text:span>come installare Xampp </text:p>
      <text:p text:style-name="P1"/>
      <text:p text:style-name="P3">Primo <text:span text:style-name="T5">Programma</text:span></text:p>
      <text:p text:style-name="P3"/>
      <text:p text:style-name="P4">dopo aver correttamente configurato xampp, potremo creare il nostro primo file con estensione php</text:p>
      <text:p text:style-name="P5">questo codice e’ un esempio di primo programma dove daremo in output la frase “Hello world!”</text:p>
      <text:p text:style-name="P5"/>
      <text:p text:style-name="P5">&lt;?php</text:p>
      <text:p text:style-name="P5"><text:tab/>echo "Hello World!";</text:p>
      <text:p text:style-name="P5">?&gt;</text:p>
      <text:p text:style-name="P5"/>
      <text:p text:style-name="P5">tutti i nostri programmi in php andranno inseriti fra questa sintassi &lt;?php programma ?&gt;</text:p>
      <text:p text:style-name="P5">dopo aver salvato il file nella cartella <text:span text:style-name="T2">htdocs</text:span>, ed aver fatto partire il server Apache, dal pannello di controllo di xampp, digitate nell’url di un qualsiasi browser localhost/nomefile.php, dovreste vedere scritto a schermo proprio Hello world!</text:p>
      <text:p text:style-name="P5"/>
      <text:p text:style-name="P5">Esperienze</text:p>
      <text:p text:style-name="P5"/>
      <text:p text:style-name="P5">dopo aver creato il nostro primo programma possiamo veramente fare moltissime cose con Php, e qui di seguito vi mostrero’ una procedura per ricevere informazioni tramite HTML per poi elaborarle.</text:p>
      <text:p text:style-name="P5">Il codice qui sotto riceve dal un form HTML il nome di una persona, e quello stesso nome verra dato in output grazie a PHP</text:p>
      <text:p text:style-name="P3"/>
      <text:p text:style-name="P3">&lt;?php</text:p>
      <text:p text:style-name="P3"><text:soft-page-break/><text:tab/>$nome = $_POST['name'];</text:p>
      <text:p text:style-name="P3"><text:tab/>echo $nome;</text:p>
      <text:p text:style-name="P3">?&gt;</text:p>
      <text:p text:style-name="P1"/>
      <text:p text:style-name="P8">Sintassi</text:p>
      <text:p text:style-name="P8"/>
      <text:p text:style-name="P8">le principale regole per la sintassi in PHP sono</text:p>
      <text:p text:style-name="P8">‘$’ per indicare una variabile <text:s/>$nome = “gianni”</text:p>
      <text:p text:style-name="P8">‘&lt;?php?&gt;’ contiene tutto il programma php</text:p>
      <text:p text:style-name="P8">‘echo’ per dare in output variabili o costa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2:49:49.910000000</meta:creation-date>
    <dc:date>2018-03-08T18:01:42.281000000</dc:date>
    <meta:editing-duration>PT20M45S</meta:editing-duration>
    <meta:editing-cycles>4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31" meta:word-count="379" meta:character-count="2318" meta:non-whitespace-character-count="1961"/>
  </office:meta>
</office:document-meta>
</file>